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_____ Miguel Ángel Campos Cubillas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3:31:00.2615118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0-11-23T13:31:23.954578633</dc:date>
    <meta:editing-cycles>8</meta:editing-cycles>
    <meta:editing-duration>PT1H45M25S</meta:editing-duration>
    <meta:document-statistic meta:table-count="1" meta:cell-count="155" meta:object-count="0"/>
  </office:meta>
</office:document-meta>
</file>